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000000"/>
    </style:style>
    <style:style style:name="gr2" style:family="graphic" style:parent-style-name="standard">
      <style:graphic-properties svg:stroke-width="0.1cm" draw:fill-color="#ffffff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1.778cm" fo:min-width="1.778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5cm" svg:y="-1.667cm"/>
          <draw:glue-point draw:id="6" svg:x="-5cm" svg:y="1.667cm"/>
          <draw:glue-point draw:id="7" svg:x="-1.667cm" svg:y="-5cm"/>
          <draw:glue-point draw:id="8" svg:x="1.667cm" svg:y="-5cm"/>
          <draw:glue-point draw:id="9" svg:x="-1.667cm" svg:y="5cm"/>
          <draw:glue-point draw:id="10" svg:x="1.667cm" svg:y="5cm"/>
          <draw:glue-point draw:id="11" svg:x="5cm" svg:y="-1.667cm"/>
          <draw:glue-point draw:id="12" svg:x="5cm" svg:y="1.667cm"/>
          <draw:glue-point draw:id="13" svg:x="5cm" svg:y="5cm"/>
          <draw:rect draw:style-name="gr1" draw:layer="layout" svg:width="1.778cm" svg:height="1.778cm" svg:x="0cm" svg:y="0cm">
            <text:p/>
          </draw:rect>
          <draw:rect draw:style-name="gr2" draw:layer="layout" svg:width="1.778cm" svg:height="1.778cm" svg:x="0.222cm" svg:y="0.222cm">
            <text:p/>
          </draw:rect>
          <draw:frame draw:style-name="gr3" draw:layer="layout" svg:width="1.778cm" svg:height="1.778cm" svg:x="0.222cm" svg:y="0.222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&amp;S - Alternative External Entity</dc:title>
    <meta:creation-date>2011-02-07T17:06:35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